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2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3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4" style:family="paragraph" style:parent-style-name="Standard">
      <loext:graphic-properties draw:fill="solid" draw:fill-color="#012456"/>
      <style:paragraph-properties fo:background-color="#012456"/>
      <style:text-properties fo:color="#f5f5f5" style:font-name="Lucida Console" fo:font-size="9pt" style:font-size-asian="9pt"/>
    </style:style>
    <style:style style:name="P5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6" style:family="paragraph" style:parent-style-name="Standard">
      <loext:graphic-properties draw:fill="solid" draw:fill-color="#012456"/>
      <style:paragraph-properties fo:background-color="#012456"/>
      <style:text-properties fo:color="#00ffff" style:font-name="Lucida Console" fo:font-size="9pt" style:font-size-asian="9pt"/>
    </style:style>
    <style:style style:name="P7" style:family="paragraph" style:parent-style-name="Standard">
      <loext:graphic-properties draw:fill="solid" draw:fill-color="#012456"/>
      <style:paragraph-properties fo:background-color="#012456"/>
      <style:text-properties fo:color="#ff9494" style:font-name="Lucida Console" fo:font-size="9pt" style:font-size-asian="9pt"/>
    </style:style>
    <style:style style:name="P8" style:family="paragraph" style:parent-style-name="Standard">
      <loext:graphic-properties draw:fill="solid" draw:fill-color="#012456"/>
      <style:paragraph-properties fo:background-color="#012456"/>
      <style:text-properties fo:color="#ff8c00" style:font-name="Lucida Console" fo:font-size="9pt" style:font-size-asian="9pt"/>
    </style:style>
    <style:style style:name="P9" style:family="paragraph" style:parent-style-name="Standard">
      <loext:graphic-properties draw:fill="solid" draw:fill-color="#012456"/>
      <style:paragraph-properties fo:background-color="#012456"/>
    </style:style>
    <style:style style:name="T1" style:family="text">
      <style:text-properties fo:color="#f5f5f5" style:font-name="Lucida Console" fo:font-size="9pt" style:font-size-asian="9pt"/>
    </style:style>
    <style:style style:name="T2" style:family="text">
      <style:text-properties fo:color="#f5f5f5" style:font-name="Lucida Console" fo:font-size="9pt" style:font-size-asian="9pt"/>
    </style:style>
    <style:style style:name="T3" style:family="text">
      <style:text-properties fo:color="#00ffff" style:font-name="Lucida Console" fo:font-size="9pt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<text:s/></text:span><text:span text:style-name="T1">PS C:\Users\ncterry&gt; #=============================</text:span></text:p>
      <text:p text:style-name="P9"><text:span text:style-name="T1">#Import the connectivity test</text:span></text:p>
      <text:p text:style-name="P9"><text:span text:style-name="T1">cd C:\Users\ncterry\Desktop</text:span></text:p>
      <text:p text:style-name="P9"><text:span text:style-name="T1">cd .\HTTP-Connectivity-Tester\Examples\Microsoft\WindowsDefenderAntivirus</text:span></text:p>
      <text:p text:style-name="P1"/>
      <text:p text:style-name="P9"><text:span text:style-name="T1">#Import the connectivity test</text:span></text:p>
      <text:p text:style-name="P9"><text:span text:style-name="T1">Import-Module -Name .\WDAVConnectivity.psm1</text:span></text:p>
      <text:p text:style-name="P1"/>
      <text:p text:style-name="P9"><text:span text:style-name="T1">#An example of a test.</text:span></text:p>
      <text:p text:style-name="P9"><text:span text:style-name="T1">$connectivity = Get-WDAVConnectivity -Verbose</text:span></text:p>
      <text:p text:style-name="P9"><text:span text:style-name="T1">$connectivity | Format-List -Property Blocked,TestUrl,UnblockUrl,DnsAliases,IpAddresses,Description,Resolved,ActualStatusCode,ExpectedStatusCode,UnexpectedStatus </text:span></text:p>
      <text:p text:style-name="P9"><text:span text:style-name="T1">#=============================</text:span></text:p>
      <text:p text:style-name="P9"><text:span text:style-name="T1"># Same 5 lines again, but it will import and run the adjusted ps1 module that we changed.</text:span></text:p>
      <text:p text:style-name="P1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wdcp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wdcp.microsoft.com/</text:span></text:p>
      <text:p text:style-name="P9"><text:span text:style-name="T3">Url to Unblock: https://*.wdcp.microsoft.com</text:span></text:p>
      <text:p text:style-name="P9"><text:span text:style-name="T3">Url Type: Pattern</text:span></text:p>
      <text:p text:style-name="P9"><text:span text:style-name="T3">Description: Windows Defender Antivirus cloud-delivered protection service, also referred to as Mic</text:span></text:p>
      <text:p text:style-name="P9"><text:span text:style-name="T3">rosoft Active Protection Service (MAPS). Used by Windows Defender Antivirus to provide cloud-delive</text:span></text:p>
      <text:p text:style-name="P9"><text:span text:style-name="T3">red protection.</text:span></text:p>
      <text:p text:style-name="P9"><text:span text:style-name="T3">Resolved: True</text:span></text:p>
      <text:p text:style-name="P9"><text:span text:style-name="T3">IP Addresses: 13.82.144.201</text:span></text:p>
      <text:p text:style-name="P9"><text:span text:style-name="T3">DNS Aliases: wd-prod-cp.trafficmanager.net, wd-prod-cp-us-east-2-fe.eastus.cloudapp.azure.com</text:span></text:p>
      <text:p text:style-name="P9"><text:span text:style-name="T3">Actual Status Code: 503</text:span></text:p>
      <text:p text:style-name="P9"><text:span text:style-name="T3">Expected Status Code: 503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wdcpalt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wdcpalt.microsoft.com/</text:span></text:p>
      <text:p text:style-name="P9"><text:span text:style-name="T3">Url to Unblock: https://wdcpalt.microsoft.com</text:span></text:p>
      <text:p text:style-name="P9"><text:span text:style-name="T3">Url Type: Literal</text:span></text:p>
      <text:p text:style-name="P9"><text:span text:style-name="T3">Description: Windows Defender Antivirus cloud-delivered protection service, also referred to as Mic</text:span></text:p>
      <text:p text:style-name="P9"><text:span text:style-name="T3">rosoft Active Protection Service (MAPS). Used by Windows Defender Antivirus to provide cloud-delive</text:span></text:p>
      <text:p text:style-name="P9"><text:span text:style-name="T3">red protection.</text:span></text:p>
      <text:p text:style-name="P9"><text:span text:style-name="T3">Resolved: True</text:span></text:p>
      <text:p text:style-name="P9"><text:span text:style-name="T3">IP Addresses: 13.82.144.201</text:span></text:p>
      <text:p text:style-name="P9"><text:span text:style-name="T3">DNS Aliases: wd-prod-cp.trafficmanager.net, wd-prod-cp-us-east-2-fe.eastus.cloudapp.azure.com</text:span></text:p>
      <text:p text:style-name="P9"><text:span text:style-name="T3">Actual Status Code: 503</text:span></text:p>
      <text:p text:style-name="P9"><text:span text:style-name="T3">Expected Status Code: 503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update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update.microsoft.com/</text:span></text:p>
      <text:p text:style-name="P9"><text:span text:style-name="T3">Url to Unblock: https://*.update.microsoft.com</text:span></text:p>
      <text:p text:style-name="P9"><text:span text:style-name="T3">Url Type: Pattern</text:span></text:p>
      <text:p text:style-name="P9"><text:span text:style-name="T3">Description: Microsoft Update Service (MU). Signature and product updates.</text:span></text:p>
      <text:p text:style-name="P9"><text:soft-page-break/><text:span text:style-name="T3">Resolved: True</text:span></text:p>
      <text:p text:style-name="P9"><text:span text:style-name="T3">IP Addresses: 40.70.224.146</text:span></text:p>
      <text:p text:style-name="P9"><text:span text:style-name="T3">DNS Aliases: update.microsoft.com.nsatc.net, www.update.microsoft.com.nsatc.net</text:span></text:p>
      <text:p text:style-name="P9"><text:span text:style-name="T3">Actual Status Code: 200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Tru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download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download.microsoft.com/</text:span></text:p>
      <text:p text:style-name="P9"><text:span text:style-name="T3">Url to Unblock: https://*.download.microsoft.com</text:span></text:p>
      <text:p text:style-name="P9"><text:span text:style-name="T3">Url Type: Pattern</text:span></text:p>
      <text:p text:style-name="P9"><text:span text:style-name="T3">Description: Alternate location for Windows Defender Antivirus definition updates if the installed </text:span></text:p>
      <text:p text:style-name="P9"><text:span text:style-name="T3">definitions fall out of date (7 or more days behind).</text:span></text:p>
      <text:p text:style-name="P9"><text:span text:style-name="T3">Resolved: True</text:span></text:p>
      <text:p text:style-name="P9"><text:span text:style-name="T3">IP Addresses: 23.32.68.203</text:span></text:p>
      <text:p text:style-name="P9"><text:span text:style-name="T3">DNS Aliases: dlc-shim.trafficmanager.net, main.dl.ms.akadns.net, download.microsoft.com.edgekey.net</text:span></text:p>
      <text:p text:style-name="P9"><text:span text:style-name="T3">, e3673.dscg.akamaiedge.net</text:span></text:p>
      <text:p text:style-name="P9"><text:span text:style-name="T3">Actual Status Code: 200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onboardingpackageseusprd.blob.core.windows.net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onboardingpackageseusprd.blob.core.windows.net/</text:span></text:p>
      <text:p text:style-name="P9"><text:span text:style-name="T3">Url to Unblock: https://*.blob.core.windows.net</text:span></text:p>
      <text:p text:style-name="P9"><text:span text:style-name="T3">Url Type: Pattern</text:span></text:p>
      <text:p text:style-name="P9"><text:span text:style-name="T3">Description: Malware submission storage. Upload location for files submitted to Microsoft via the S</text:span></text:p>
      <text:p text:style-name="P9"><text:span text:style-name="T3">ubmission form or automatic sample submission.</text:span></text:p>
      <text:p text:style-name="P9"><text:span text:style-name="T3">Resolved: True</text:span></text:p>
      <text:p text:style-name="P9"><text:span text:style-name="T3">IP Addresses: 52.225.136.36</text:span></text:p>
      <text:p text:style-name="P9"><text:span text:style-name="T3">DNS Aliases: blob.bn6prdstr15a.store.core.windows.net</text:span></text:p>
      <text:p text:style-name="P9"><text:span text:style-name="T3">Actual Status Code: 400</text:span></text:p>
      <text:p text:style-name="P9"><text:span text:style-name="T3">Expected Status Code: 4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://www.microsoft.com/pkiops/crl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://www.microsoft.com/pkiops/crl</text:span></text:p>
      <text:p text:style-name="P9"><text:span text:style-name="T3">Url to Unblock: http://www.microsoft.com/pkiops/crl</text:span></text:p>
      <text:p text:style-name="P9"><text:span text:style-name="T3">Url Type: Literal</text:span></text:p>
      <text:p text:style-name="P9"><text:span text:style-name="T3">Description: Microsoft Certificate Revocation List (CRL). Used by Windows when creating the SSL con</text:span></text:p>
      <text:p text:style-name="P9"><text:span text:style-name="T3">nection to MAPS for updating the CRL.</text:span></text:p>
      <text:p text:style-name="P9"><text:span text:style-name="T3">Resolved: True</text:span></text:p>
      <text:p text:style-name="P9"><text:soft-page-break/><text:span text:style-name="T3">IP Addresses: 23.50.228.154</text:span></text:p>
      <text:p text:style-name="P9"><text:span text:style-name="T3">DNS Aliases: www.microsoft.com-c-3.edgekey.net, www.microsoft.com-c-3.edgekey.net.globalredir.akadn</text:span></text:p>
      <text:p text:style-name="P9"><text:span text:style-name="T3">s.net, e13678.dscb.akamaiedge.net</text:span></text:p>
      <text:p text:style-name="P9"><text:span text:style-name="T3">Actual Status Code: 404</text:span></text:p>
      <text:p text:style-name="P9"><text:span text:style-name="T3">Expected Status Code: 404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://www.microsoft.com/pkiops/certs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://www.microsoft.com/pkiops/certs</text:span></text:p>
      <text:p text:style-name="P9"><text:span text:style-name="T3">Url to Unblock: http://www.microsoft.com/pkiops/certs</text:span></text:p>
      <text:p text:style-name="P9"><text:span text:style-name="T3">Url Type: Literal</text:span></text:p>
      <text:p text:style-name="P9"><text:span text:style-name="T3">Description: </text:span></text:p>
      <text:p text:style-name="P9"><text:span text:style-name="T3">Resolved: True</text:span></text:p>
      <text:p text:style-name="P9"><text:span text:style-name="T3">IP Addresses: 23.50.228.154</text:span></text:p>
      <text:p text:style-name="P9"><text:span text:style-name="T3">DNS Aliases: www.microsoft.com-c-3.edgekey.net, www.microsoft.com-c-3.edgekey.net.globalredir.akadn</text:span></text:p>
      <text:p text:style-name="P9"><text:span text:style-name="T3">s.net, e13678.dscb.akamaiedge.net</text:span></text:p>
      <text:p text:style-name="P9"><text:span text:style-name="T3">Actual Status Code: 404</text:span></text:p>
      <text:p text:style-name="P9"><text:span text:style-name="T3">Expected Status Code: 404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://crl.microsoft.com/pki/crl/products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://crl.microsoft.com/pki/crl/products</text:span></text:p>
      <text:p text:style-name="P9"><text:span text:style-name="T3">Url to Unblock: http://crl.microsoft.com/pki/crl/products</text:span></text:p>
      <text:p text:style-name="P9"><text:span text:style-name="T3">Url Type: Literal</text:span></text:p>
      <text:p text:style-name="P9"><text:span text:style-name="T3">Description: Microsoft Certificate Revocation List (CRL). Used by Windows when creating the SSL con</text:span></text:p>
      <text:p text:style-name="P9"><text:span text:style-name="T3">nection to MAPS for updating the CRL.</text:span></text:p>
      <text:p text:style-name="P9"><text:span text:style-name="T3">Resolved: True</text:span></text:p>
      <text:p text:style-name="P9"><text:span text:style-name="T3">IP Addresses: 23.46.238.203, 23.46.238.200</text:span></text:p>
      <text:p text:style-name="P9"><text:span text:style-name="T3">DNS Aliases: crl.www.ms.akadns.net, a1363.dscg.akamai.net</text:span></text:p>
      <text:p text:style-name="P9"><text:span text:style-name="T3">Actual Status Code: 404</text:span></text:p>
      <text:p text:style-name="P9"><text:span text:style-name="T3">Expected Status Code: 404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://www.microsoft.com/pki/certs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://www.microsoft.com/pki/certs</text:span></text:p>
      <text:p text:style-name="P9"><text:span text:style-name="T3">Url to Unblock: http://www.microsoft.com/pki/certs</text:span></text:p>
      <text:p text:style-name="P9"><text:span text:style-name="T3">Url Type: Literal</text:span></text:p>
      <text:p text:style-name="P9"><text:span text:style-name="T3">Description: Microsoft certificates.</text:span></text:p>
      <text:p text:style-name="P9"><text:span text:style-name="T3">Resolved: True</text:span></text:p>
      <text:p text:style-name="P9"><text:span text:style-name="T3">IP Addresses: 23.50.228.154</text:span></text:p>
      <text:p text:style-name="P9"><text:span text:style-name="T3">DNS Aliases: www.microsoft.com-c-3.edgekey.net, www.microsoft.com-c-3.edgekey.net.globalredir.akadn</text:span></text:p>
      <text:p text:style-name="P9"><text:soft-page-break/><text:span text:style-name="T3">s.net, e13678.dscb.akamaiedge.net</text:span></text:p>
      <text:p text:style-name="P9"><text:span text:style-name="T3">Actual Status Code: 404</text:span></text:p>
      <text:p text:style-name="P9"><text:span text:style-name="T3">Expected Status Code: 404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msdl.microsoft.com/download/symbols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msdl.microsoft.com/download/symbols</text:span></text:p>
      <text:p text:style-name="P9"><text:span text:style-name="T3">Url to Unblock: https://msdl.microsoft.com/download/symbols</text:span></text:p>
      <text:p text:style-name="P9"><text:span text:style-name="T3">Url Type: Literal</text:span></text:p>
      <text:p text:style-name="P9"><text:span text:style-name="T3">Description: Microsoft Symbol Store. Used by Windows Defender Antivirus to restore certain critical</text:span></text:p>
      <text:p text:style-name="P9"><text:span text:style-name="T3"><text:s/>files during remediation flows.</text:span></text:p>
      <text:p text:style-name="P9"><text:span text:style-name="T3">Resolved: True</text:span></text:p>
      <text:p text:style-name="P9"><text:span text:style-name="T3">IP Addresses: 204.79.197.219</text:span></text:p>
      <text:p text:style-name="P9"><text:span text:style-name="T3">DNS Aliases: msdl.microsoft.akadns.net, msdl-microsoft-com.a-0016.a-msedge.net, a-0016.a-msedge.net</text:span></text:p>
      <text:p text:style-name="P2"/>
      <text:p text:style-name="P9"><text:span text:style-name="T3">Actual Status Code: 200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vortex-win.data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vortex-win.data.microsoft.com/</text:span></text:p>
      <text:p text:style-name="P9"><text:span text:style-name="T3">Url to Unblock: https://vortex-win.data.microsoft.com</text:span></text:p>
      <text:p text:style-name="P9"><text:span text:style-name="T3">Url Type: Literal</text:span></text:p>
      <text:p text:style-name="P9"><text:span text:style-name="T3">Description: Used by Windows to send client diagnostic data, Windows Defender Antivirus uses this f</text:span></text:p>
      <text:p text:style-name="P9"><text:span text:style-name="T3">or product quality monitoring purposes.</text:span></text:p>
      <text:p text:style-name="P9"><text:span text:style-name="T3">Resolved: True</text:span></text:p>
      <text:p text:style-name="P9"><text:span text:style-name="T3">IP Addresses: 65.55.44.109</text:span></text:p>
      <text:p text:style-name="P9"><text:span text:style-name="T3">DNS Aliases: asimov-win.vortex.data.trafficmanager.net, global.vortex.data.trafficmanager.net</text:span></text:p>
      <text:p text:style-name="P9"><text:span text:style-name="T3">Actual Status Code: 404</text:span></text:p>
      <text:p text:style-name="P9"><text:span text:style-name="T3">Expected Status Code: 404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settings-win.data.microsoft.com/qos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settings-win.data.microsoft.com/qos</text:span></text:p>
      <text:p text:style-name="P9"><text:span text:style-name="T3">Url to Unblock: https://settings-win.data.microsoft.com/qos</text:span></text:p>
      <text:p text:style-name="P9"><text:span text:style-name="T3">Url Type: Literal</text:span></text:p>
      <text:p text:style-name="P9"><text:span text:style-name="T3">Description: Used by Windows to send client diagnostic data, Windows Defender Antivirus uses this f</text:span></text:p>
      <text:p text:style-name="P9"><text:span text:style-name="T3">or product quality monitoring purposes.</text:span></text:p>
      <text:p text:style-name="P9"><text:span text:style-name="T3">Resolved: True</text:span></text:p>
      <text:p text:style-name="P9"><text:span text:style-name="T3">IP Addresses: 52.167.17.97</text:span></text:p>
      <text:p text:style-name="P9"><text:span text:style-name="T3">DNS Aliases: settingsfd-geo.trafficmanager.net, settingsfd-prod-eus22-endpoint.trafficmanager.net</text:span></text:p>
      <text:p text:style-name="P9"><text:soft-page-break/><text:span text:style-name="T3">Actual Status Code: 200</text:span></text:p>
      <text:p text:style-name="P9"><text:span text:style-name="T3">Expected Status Code: 4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definitionupdates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definitionupdates.microsoft.com/</text:span></text:p>
      <text:p text:style-name="P9"><text:span text:style-name="T3">Url to Unblock: https://definitionupdates.microsoft.com</text:span></text:p>
      <text:p text:style-name="P9"><text:span text:style-name="T3">Url Type: Literal</text:span></text:p>
      <text:p text:style-name="P9"><text:span text:style-name="T3">Description: Windows Defender Antivirus definition updates for Windows 10 1709+.</text:span></text:p>
      <text:p text:style-name="P9"><text:span text:style-name="T3">Resolved: True</text:span></text:p>
      <text:p text:style-name="P9"><text:span text:style-name="T3">IP Addresses: 23.32.68.203</text:span></text:p>
      <text:p text:style-name="P9"><text:span text:style-name="T3">DNS Aliases: definitionupdates.microsoft.com.edgekey.net, e3673.g.akamaiedge.net</text:span></text:p>
      <text:p text:style-name="P9"><text:span text:style-name="T3">Actual Status Code: 400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update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update.microsoft.com/</text:span></text:p>
      <text:p text:style-name="P9"><text:span text:style-name="T3">Url to Unblock: https://*.update.microsoft.com</text:span></text:p>
      <text:p text:style-name="P9"><text:span text:style-name="T3">Url Type: Pattern</text:span></text:p>
      <text:p text:style-name="P9"><text:span text:style-name="T3">Description: MU / WU - Security intelligence and product updates.</text:span></text:p>
      <text:p text:style-name="P9"><text:span text:style-name="T3">Resolved: True</text:span></text:p>
      <text:p text:style-name="P9"><text:span text:style-name="T3">IP Addresses: 40.70.224.146</text:span></text:p>
      <text:p text:style-name="P9"><text:span text:style-name="T3">DNS Aliases: update.microsoft.com.nsatc.net, www.update.microsoft.com.nsatc.net</text:span></text:p>
      <text:p text:style-name="P9"><text:span text:style-name="T3">Actual Status Code: 200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unitedstates.cp.wd.microsoft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unitedstates.cp.wd.microsoft.com/</text:span></text:p>
      <text:p text:style-name="P9"><text:span text:style-name="T3">Url to Unblock: https://unitedstates.cp.wd.microsoft.com</text:span></text:p>
      <text:p text:style-name="P9"><text:span text:style-name="T3">Url Type: Literal</text:span></text:p>
      <text:p text:style-name="P9"><text:span text:style-name="T3">Description: Geo-affinity URL for wdcp.microsoft.com and wdcpalt.microsoft.com as of 06/26/2018 wit</text:span></text:p>
      <text:p text:style-name="P9"><text:span text:style-name="T3">h WDAV 4.18.1806.18062+</text:span></text:p>
      <text:p text:style-name="P9"><text:span text:style-name="T3">Resolved: True</text:span></text:p>
      <text:p text:style-name="P9"><text:span text:style-name="T3">IP Addresses: 13.82.144.201</text:span></text:p>
      <text:p text:style-name="P9"><text:span text:style-name="T3">DNS Aliases: wd-prod-cp-us.trafficmanager.net, wd-prod-cp-us-east-2-fe.eastus.cloudapp.azure.com</text:span></text:p>
      <text:p text:style-name="P9"><text:span text:style-name="T3">Actual Status Code: 503</text:span></text:p>
      <text:p text:style-name="P9"><text:span text:style-name="T3">Expected Status Code: 503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oft-page-break/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s://adldefinitionupdates-wu.azurewebsites.net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s://adldefinitionupdates-wu.azurewebsites.net/</text:span></text:p>
      <text:p text:style-name="P9"><text:span text:style-name="T3">Url to Unblock: https://adldefinitionupdates-wu.azurewebsites.net/</text:span></text:p>
      <text:p text:style-name="P9"><text:span text:style-name="T3">Url Type: Literal</text:span></text:p>
      <text:p text:style-name="P9"><text:span text:style-name="T3">Description: Alternative to https://adl.windows.com which allows the compatibility update to receiv</text:span></text:p>
      <text:p text:style-name="P9"><text:span text:style-name="T3">e the latest compatibility data from Microsoft</text:span></text:p>
      <text:p text:style-name="P9"><text:span text:style-name="T3">Resolved: True</text:span></text:p>
      <text:p text:style-name="P9"><text:span text:style-name="T3">IP Addresses: 40.83.150.233</text:span></text:p>
      <text:p text:style-name="P9"><text:span text:style-name="T3">DNS Aliases: waws-prod-bay-089.vip.azurewebsites.windows.net, waws-prod-bay-089.cloudapp.net</text:span></text:p>
      <text:p text:style-name="P9"><text:span text:style-name="T3">Actual Status Code: 403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9"><text:span text:style-name="T3">VERBOSE: </text:span></text:p>
      <text:p text:style-name="P9"><text:span text:style-name="T3">*************************************************</text:span></text:p>
      <text:p text:style-name="P9"><text:span text:style-name="T3">Testing http://ctldl.windowsupdate.com/</text:span></text:p>
      <text:p text:style-name="P9"><text:span text:style-name="T3">*************************************************</text:span></text:p>
      <text:p text:style-name="P2"/>
      <text:p text:style-name="P9"><text:span text:style-name="T3">VERBOSE: </text:span></text:p>
      <text:p text:style-name="P9"><text:span text:style-name="T3">Test Url: http://ctldl.windowsupdate.com/</text:span></text:p>
      <text:p text:style-name="P9"><text:span text:style-name="T3">Url to Unblock: http://ctldl.windowsupdate.com</text:span></text:p>
      <text:p text:style-name="P9"><text:span text:style-name="T3">Url Type: Literal</text:span></text:p>
      <text:p text:style-name="P9"><text:span text:style-name="T3">Description: Microsoft Certificate Trust List download URL</text:span></text:p>
      <text:p text:style-name="P9"><text:span text:style-name="T3">Resolved: True</text:span></text:p>
      <text:p text:style-name="P9"><text:span text:style-name="T3">IP Addresses: 104.97.85.54, 104.97.85.29</text:span></text:p>
      <text:p text:style-name="P9"><text:span text:style-name="T3">DNS Aliases: au-bg-shim.trafficmanager.net, audownload.windowsupdate.nsatc.net, au.download.windows</text:span></text:p>
      <text:p text:style-name="P9"><text:span text:style-name="T3">update.com.edgesuite.net, a767.dscg3.akamai.net</text:span></text:p>
      <text:p text:style-name="P9"><text:span text:style-name="T3">Actual Status Code: 200</text:span></text:p>
      <text:p text:style-name="P9"><text:span text:style-name="T3">Expected Status Code: 200</text:span></text:p>
      <text:p text:style-name="P9"><text:span text:style-name="T3">Is Unexpected Status Code: False</text:span></text:p>
      <text:p text:style-name="P9"><text:span text:style-name="T3">Status Message: </text:span></text:p>
      <text:p text:style-name="P9"><text:span text:style-name="T3">Blocked: False</text:span></text:p>
      <text:p text:style-name="P9"><text:span text:style-name="T3">Certificate Error: False</text:span></text:p>
      <text:p text:style-name="P9"><text:span text:style-name="T3">Certificate Error Message: </text:span></text:p>
      <text:p text:style-name="P9"><text:span text:style-name="T3">Ignore Certificate Validation Errors: False</text:span></text:p>
      <text:p text:style-name="P9"><text:span text:style-name="T3">Certificate Validation Error: False</text:span></text:p>
      <text:p text:style-name="P9"><text:span text:style-name="T3">Certificate Validation Error Message: </text:span></text:p>
      <text:p text:style-name="P2"/>
      <text:p text:style-name="P2"/>
      <text:p text:style-name="P1"/>
      <text:p text:style-name="P1"/>
      <text:p text:style-name="P9"><text:span text:style-name="T1">Blocked <text:s text:c="11"/>: False</text:span></text:p>
      <text:p text:style-name="P9"><text:span text:style-name="T1">TestUrl <text:s text:c="11"/>: https://wdcp.microsoft.com/</text:span></text:p>
      <text:p text:style-name="P9"><text:span text:style-name="T1">UnblockUrl <text:s text:c="8"/>: https://*.wdcp.microsoft.com</text:span></text:p>
      <text:p text:style-name="P9"><text:span text:style-name="T1">DnsAliases <text:s text:c="8"/>: {wd-prod-cp.trafficmanager.net, </text:span></text:p>
      <text:p text:style-name="P9"><text:span text:style-name="T1"><text:s text:c="21"/>wd-prod-cp-us-east-2-fe.eastus.cloudapp.azure.com}</text:span></text:p>
      <text:p text:style-name="P9"><text:span text:style-name="T1">IpAddresses <text:s text:c="7"/>: {13.82.144.201}</text:span></text:p>
      <text:p text:style-name="P9"><text:span text:style-name="T1">Description <text:s text:c="7"/>: Windows Defender Antivirus cloud-delivered protection service, also referred </text:span></text:p>
      <text:p text:style-name="P9"><text:span text:style-name="T1"><text:s text:c="21"/>to as Microsoft Active Protection Service (MAPS). Used by Windows Defender </text:span></text:p>
      <text:p text:style-name="P9"><text:span text:style-name="T1"><text:s text:c="21"/>Antivirus to provide cloud-delivered protection.</text:span></text:p>
      <text:p text:style-name="P9"><text:span text:style-name="T1">Resolved <text:s text:c="10"/>: True</text:span></text:p>
      <text:p text:style-name="P9"><text:span text:style-name="T1">ActualStatusCode <text:s text:c="2"/>: 503</text:span></text:p>
      <text:p text:style-name="P9"><text:span text:style-name="T1">ExpectedStatusCode : 503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wdcpalt.microsoft.com/</text:span></text:p>
      <text:p text:style-name="P9"><text:span text:style-name="T1">UnblockUrl <text:s text:c="8"/>: https://wdcpalt.microsoft.com</text:span></text:p>
      <text:p text:style-name="P9"><text:span text:style-name="T1">DnsAliases <text:s text:c="8"/>: {wd-prod-cp.trafficmanager.net, </text:span></text:p>
      <text:p text:style-name="P9"><text:soft-page-break/><text:span text:style-name="T1"><text:s text:c="21"/>wd-prod-cp-us-east-2-fe.eastus.cloudapp.azure.com}</text:span></text:p>
      <text:p text:style-name="P9"><text:span text:style-name="T1">IpAddresses <text:s text:c="7"/>: {13.82.144.201}</text:span></text:p>
      <text:p text:style-name="P9"><text:span text:style-name="T1">Description <text:s text:c="7"/>: Windows Defender Antivirus cloud-delivered protection service, also referred </text:span></text:p>
      <text:p text:style-name="P9"><text:span text:style-name="T1"><text:s text:c="21"/>to as Microsoft Active Protection Service (MAPS). Used by Windows Defender </text:span></text:p>
      <text:p text:style-name="P9"><text:span text:style-name="T1"><text:s text:c="21"/>Antivirus to provide cloud-delivered protection.</text:span></text:p>
      <text:p text:style-name="P9"><text:span text:style-name="T1">Resolved <text:s text:c="10"/>: True</text:span></text:p>
      <text:p text:style-name="P9"><text:span text:style-name="T1">ActualStatusCode <text:s text:c="2"/>: 503</text:span></text:p>
      <text:p text:style-name="P9"><text:span text:style-name="T1">ExpectedStatusCode : 503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update.microsoft.com/</text:span></text:p>
      <text:p text:style-name="P9"><text:span text:style-name="T1">UnblockUrl <text:s text:c="8"/>: https://*.update.microsoft.com</text:span></text:p>
      <text:p text:style-name="P9"><text:span text:style-name="T1">DnsAliases <text:s text:c="8"/>: {update.microsoft.com.nsatc.net, www.update.microsoft.com.nsatc.net}</text:span></text:p>
      <text:p text:style-name="P9"><text:span text:style-name="T1">IpAddresses <text:s text:c="7"/>: {40.70.224.146}</text:span></text:p>
      <text:p text:style-name="P9"><text:span text:style-name="T1">Description <text:s text:c="7"/>: Microsoft Update Service (MU). Signature and product updates.</text:span></text:p>
      <text:p text:style-name="P9"><text:span text:style-name="T1">Resolved <text:s text:c="10"/>: True</text:span></text:p>
      <text:p text:style-name="P9"><text:span text:style-name="T1">ActualStatusCode <text:s text:c="2"/>: 200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download.microsoft.com/</text:span></text:p>
      <text:p text:style-name="P9"><text:span text:style-name="T1">UnblockUrl <text:s text:c="8"/>: https://*.download.microsoft.com</text:span></text:p>
      <text:p text:style-name="P9"><text:span text:style-name="T1">DnsAliases <text:s text:c="8"/>: {dlc-shim.trafficmanager.net, main.dl.ms.akadns.net, </text:span></text:p>
      <text:p text:style-name="P9"><text:span text:style-name="T1"><text:s text:c="21"/>download.microsoft.com.edgekey.net, e3673.dscg.akamaiedge.net}</text:span></text:p>
      <text:p text:style-name="P9"><text:span text:style-name="T1">IpAddresses <text:s text:c="7"/>: {23.32.68.203}</text:span></text:p>
      <text:p text:style-name="P9"><text:span text:style-name="T1">Description <text:s text:c="7"/>: Alternate location for Windows Defender Antivirus definition updates if the </text:span></text:p>
      <text:p text:style-name="P9"><text:span text:style-name="T1"><text:s text:c="21"/>installed definitions fall out of date (7 or more days behind).</text:span></text:p>
      <text:p text:style-name="P9"><text:span text:style-name="T1">Resolved <text:s text:c="10"/>: True</text:span></text:p>
      <text:p text:style-name="P9"><text:span text:style-name="T1">ActualStatusCode <text:s text:c="2"/>: 200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onboardingpackageseusprd.blob.core.windows.net/</text:span></text:p>
      <text:p text:style-name="P9"><text:span text:style-name="T1">UnblockUrl <text:s text:c="8"/>: https://*.blob.core.windows.net</text:span></text:p>
      <text:p text:style-name="P9"><text:span text:style-name="T1">DnsAliases <text:s text:c="8"/>: {blob.bn6prdstr15a.store.core.windows.net}</text:span></text:p>
      <text:p text:style-name="P9"><text:span text:style-name="T1">IpAddresses <text:s text:c="7"/>: {52.225.136.36}</text:span></text:p>
      <text:p text:style-name="P9"><text:span text:style-name="T1">Description <text:s text:c="7"/>: Malware submission storage. Upload location for files submitted to Microsoft </text:span></text:p>
      <text:p text:style-name="P9"><text:span text:style-name="T1"><text:s text:c="21"/>via the Submission form or automatic sample submission.</text:span></text:p>
      <text:p text:style-name="P9"><text:span text:style-name="T1">Resolved <text:s text:c="10"/>: True</text:span></text:p>
      <text:p text:style-name="P9"><text:span text:style-name="T1">ActualStatusCode <text:s text:c="2"/>: 400</text:span></text:p>
      <text:p text:style-name="P9"><text:span text:style-name="T1">ExpectedStatusCode : 4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://www.microsoft.com/pkiops/crl</text:span></text:p>
      <text:p text:style-name="P9"><text:span text:style-name="T1">UnblockUrl <text:s text:c="8"/>: http://www.microsoft.com/pkiops/crl</text:span></text:p>
      <text:p text:style-name="P9"><text:span text:style-name="T1">DnsAliases <text:s text:c="8"/>: {www.microsoft.com-c-3.edgekey.net, </text:span></text:p>
      <text:p text:style-name="P9"><text:span text:style-name="T1"><text:s text:c="21"/>www.microsoft.com-c-3.edgekey.net.globalredir.akadns.net, </text:span></text:p>
      <text:p text:style-name="P9"><text:span text:style-name="T1"><text:s text:c="21"/>e13678.dscb.akamaiedge.net}</text:span></text:p>
      <text:p text:style-name="P9"><text:span text:style-name="T1">IpAddresses <text:s text:c="7"/>: {23.50.228.154}</text:span></text:p>
      <text:p text:style-name="P9"><text:span text:style-name="T1">Description <text:s text:c="7"/>: Microsoft Certificate Revocation List (CRL). Used by Windows when creating </text:span></text:p>
      <text:p text:style-name="P9"><text:span text:style-name="T1"><text:s text:c="21"/>the SSL connection to MAPS for updating the CRL.</text:span></text:p>
      <text:p text:style-name="P9"><text:span text:style-name="T1">Resolved <text:s text:c="10"/>: True</text:span></text:p>
      <text:p text:style-name="P9"><text:span text:style-name="T1">ActualStatusCode <text:s text:c="2"/>: 404</text:span></text:p>
      <text:p text:style-name="P9"><text:span text:style-name="T1">ExpectedStatusCode : 404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://www.microsoft.com/pkiops/certs</text:span></text:p>
      <text:p text:style-name="P9"><text:span text:style-name="T1">UnblockUrl <text:s text:c="8"/>: http://www.microsoft.com/pkiops/certs</text:span></text:p>
      <text:p text:style-name="P9"><text:span text:style-name="T1">DnsAliases <text:s text:c="8"/>: {www.microsoft.com-c-3.edgekey.net, </text:span></text:p>
      <text:p text:style-name="P9"><text:span text:style-name="T1"><text:s text:c="21"/>www.microsoft.com-c-3.edgekey.net.globalredir.akadns.net, </text:span></text:p>
      <text:p text:style-name="P9"><text:span text:style-name="T1"><text:s text:c="21"/>e13678.dscb.akamaiedge.net}</text:span></text:p>
      <text:p text:style-name="P9"><text:span text:style-name="T1">IpAddresses <text:s text:c="7"/>: {23.50.228.154}</text:span></text:p>
      <text:p text:style-name="P9"><text:span text:style-name="T1">Description <text:s text:c="7"/>: </text:span></text:p>
      <text:p text:style-name="P9"><text:span text:style-name="T1">Resolved <text:s text:c="10"/>: True</text:span></text:p>
      <text:p text:style-name="P9"><text:span text:style-name="T1">ActualStatusCode <text:s text:c="2"/>: 404</text:span></text:p>
      <text:p text:style-name="P9"><text:span text:style-name="T1">ExpectedStatusCode : 404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://crl.microsoft.com/pki/crl/products</text:span></text:p>
      <text:p text:style-name="P9"><text:span text:style-name="T1">UnblockUrl <text:s text:c="8"/>: http://crl.microsoft.com/pki/crl/products</text:span></text:p>
      <text:p text:style-name="P9"><text:span text:style-name="T1">DnsAliases <text:s text:c="8"/>: {crl.www.ms.akadns.net, a1363.dscg.akamai.net}</text:span></text:p>
      <text:p text:style-name="P9"><text:span text:style-name="T1">IpAddresses <text:s text:c="7"/>: {23.46.238.203, 23.46.238.200}</text:span></text:p>
      <text:p text:style-name="P9"><text:span text:style-name="T1">Description <text:s text:c="7"/>: Microsoft Certificate Revocation List (CRL). Used by Windows when creating </text:span></text:p>
      <text:p text:style-name="P9"><text:span text:style-name="T1"><text:s text:c="21"/>the SSL connection to MAPS for updating the CRL.</text:span></text:p>
      <text:p text:style-name="P9"><text:soft-page-break/><text:span text:style-name="T1">Resolved <text:s text:c="10"/>: True</text:span></text:p>
      <text:p text:style-name="P9"><text:span text:style-name="T1">ActualStatusCode <text:s text:c="2"/>: 404</text:span></text:p>
      <text:p text:style-name="P9"><text:span text:style-name="T1">ExpectedStatusCode : 404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://www.microsoft.com/pki/certs</text:span></text:p>
      <text:p text:style-name="P9"><text:span text:style-name="T1">UnblockUrl <text:s text:c="8"/>: http://www.microsoft.com/pki/certs</text:span></text:p>
      <text:p text:style-name="P9"><text:span text:style-name="T1">DnsAliases <text:s text:c="8"/>: {www.microsoft.com-c-3.edgekey.net, </text:span></text:p>
      <text:p text:style-name="P9"><text:span text:style-name="T1"><text:s text:c="21"/>www.microsoft.com-c-3.edgekey.net.globalredir.akadns.net, </text:span></text:p>
      <text:p text:style-name="P9"><text:span text:style-name="T1"><text:s text:c="21"/>e13678.dscb.akamaiedge.net}</text:span></text:p>
      <text:p text:style-name="P9"><text:span text:style-name="T1">IpAddresses <text:s text:c="7"/>: {23.50.228.154}</text:span></text:p>
      <text:p text:style-name="P9"><text:span text:style-name="T1">Description <text:s text:c="7"/>: Microsoft certificates.</text:span></text:p>
      <text:p text:style-name="P9"><text:span text:style-name="T1">Resolved <text:s text:c="10"/>: True</text:span></text:p>
      <text:p text:style-name="P9"><text:span text:style-name="T1">ActualStatusCode <text:s text:c="2"/>: 404</text:span></text:p>
      <text:p text:style-name="P9"><text:span text:style-name="T1">ExpectedStatusCode : 404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msdl.microsoft.com/download/symbols</text:span></text:p>
      <text:p text:style-name="P9"><text:span text:style-name="T1">UnblockUrl <text:s text:c="8"/>: https://msdl.microsoft.com/download/symbols</text:span></text:p>
      <text:p text:style-name="P9"><text:span text:style-name="T1">DnsAliases <text:s text:c="8"/>: {msdl.microsoft.akadns.net, msdl-microsoft-com.a-0016.a-msedge.net, </text:span></text:p>
      <text:p text:style-name="P9"><text:span text:style-name="T1"><text:s text:c="21"/>a-0016.a-msedge.net}</text:span></text:p>
      <text:p text:style-name="P9"><text:span text:style-name="T1">IpAddresses <text:s text:c="7"/>: {204.79.197.219}</text:span></text:p>
      <text:p text:style-name="P9"><text:span text:style-name="T1">Description <text:s text:c="7"/>: Microsoft Symbol Store. Used by Windows Defender Antivirus to restore </text:span></text:p>
      <text:p text:style-name="P9"><text:span text:style-name="T1"><text:s text:c="21"/>certain critical files during remediation flows.</text:span></text:p>
      <text:p text:style-name="P9"><text:span text:style-name="T1">Resolved <text:s text:c="10"/>: True</text:span></text:p>
      <text:p text:style-name="P9"><text:span text:style-name="T1">ActualStatusCode <text:s text:c="2"/>: 200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vortex-win.data.microsoft.com/</text:span></text:p>
      <text:p text:style-name="P9"><text:span text:style-name="T1">UnblockUrl <text:s text:c="8"/>: https://vortex-win.data.microsoft.com</text:span></text:p>
      <text:p text:style-name="P9"><text:span text:style-name="T1">DnsAliases <text:s text:c="8"/>: {asimov-win.vortex.data.trafficmanager.net, </text:span></text:p>
      <text:p text:style-name="P9"><text:span text:style-name="T1"><text:s text:c="21"/>global.vortex.data.trafficmanager.net}</text:span></text:p>
      <text:p text:style-name="P9"><text:span text:style-name="T1">IpAddresses <text:s text:c="7"/>: {65.55.44.109}</text:span></text:p>
      <text:p text:style-name="P9"><text:span text:style-name="T1">Description <text:s text:c="7"/>: Used by Windows to send client diagnostic data, Windows Defender Antivirus </text:span></text:p>
      <text:p text:style-name="P9"><text:span text:style-name="T1"><text:s text:c="21"/>uses this for product quality monitoring purposes.</text:span></text:p>
      <text:p text:style-name="P9"><text:span text:style-name="T1">Resolved <text:s text:c="10"/>: True</text:span></text:p>
      <text:p text:style-name="P9"><text:span text:style-name="T1">ActualStatusCode <text:s text:c="2"/>: 404</text:span></text:p>
      <text:p text:style-name="P9"><text:span text:style-name="T1">ExpectedStatusCode : 404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settings-win.data.microsoft.com/qos</text:span></text:p>
      <text:p text:style-name="P9"><text:span text:style-name="T1">UnblockUrl <text:s text:c="8"/>: https://settings-win.data.microsoft.com/qos</text:span></text:p>
      <text:p text:style-name="P9"><text:span text:style-name="T1">DnsAliases <text:s text:c="8"/>: {settingsfd-geo.trafficmanager.net, </text:span></text:p>
      <text:p text:style-name="P9"><text:span text:style-name="T1"><text:s text:c="21"/>settingsfd-prod-eus22-endpoint.trafficmanager.net}</text:span></text:p>
      <text:p text:style-name="P9"><text:span text:style-name="T1">IpAddresses <text:s text:c="7"/>: {52.167.17.97}</text:span></text:p>
      <text:p text:style-name="P9"><text:span text:style-name="T1">Description <text:s text:c="7"/>: Used by Windows to send client diagnostic data, Windows Defender Antivirus </text:span></text:p>
      <text:p text:style-name="P9"><text:span text:style-name="T1"><text:s text:c="21"/>uses this for product quality monitoring purposes.</text:span></text:p>
      <text:p text:style-name="P9"><text:span text:style-name="T1">Resolved <text:s text:c="10"/>: True</text:span></text:p>
      <text:p text:style-name="P9"><text:span text:style-name="T1">ActualStatusCode <text:s text:c="2"/>: 200</text:span></text:p>
      <text:p text:style-name="P9"><text:span text:style-name="T1">ExpectedStatusCode : 4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definitionupdates.microsoft.com/</text:span></text:p>
      <text:p text:style-name="P9"><text:span text:style-name="T1">UnblockUrl <text:s text:c="8"/>: https://definitionupdates.microsoft.com</text:span></text:p>
      <text:p text:style-name="P9"><text:span text:style-name="T1">DnsAliases <text:s text:c="8"/>: {definitionupdates.microsoft.com.edgekey.net, e3673.g.akamaiedge.net}</text:span></text:p>
      <text:p text:style-name="P9"><text:span text:style-name="T1">IpAddresses <text:s text:c="7"/>: {23.32.68.203}</text:span></text:p>
      <text:p text:style-name="P9"><text:span text:style-name="T1">Description <text:s text:c="7"/>: Windows Defender Antivirus definition updates for Windows 10 1709+.</text:span></text:p>
      <text:p text:style-name="P9"><text:span text:style-name="T1">Resolved <text:s text:c="10"/>: True</text:span></text:p>
      <text:p text:style-name="P9"><text:span text:style-name="T1">ActualStatusCode <text:s text:c="2"/>: 400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update.microsoft.com/</text:span></text:p>
      <text:p text:style-name="P9"><text:span text:style-name="T1">UnblockUrl <text:s text:c="8"/>: https://*.update.microsoft.com</text:span></text:p>
      <text:p text:style-name="P9"><text:span text:style-name="T1">DnsAliases <text:s text:c="8"/>: {update.microsoft.com.nsatc.net, www.update.microsoft.com.nsatc.net}</text:span></text:p>
      <text:p text:style-name="P9"><text:span text:style-name="T1">IpAddresses <text:s text:c="7"/>: {40.70.224.146}</text:span></text:p>
      <text:p text:style-name="P9"><text:span text:style-name="T1">Description <text:s text:c="7"/>: MU / WU - Security intelligence and product updates.</text:span></text:p>
      <text:p text:style-name="P9"><text:span text:style-name="T1">Resolved <text:s text:c="10"/>: True</text:span></text:p>
      <text:p text:style-name="P9"><text:span text:style-name="T1">ActualStatusCode <text:s text:c="2"/>: 200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oft-page-break/><text:span text:style-name="T1">TestUrl <text:s text:c="11"/>: https://unitedstates.cp.wd.microsoft.com/</text:span></text:p>
      <text:p text:style-name="P9"><text:span text:style-name="T1">UnblockUrl <text:s text:c="8"/>: https://unitedstates.cp.wd.microsoft.com</text:span></text:p>
      <text:p text:style-name="P9"><text:span text:style-name="T1">DnsAliases <text:s text:c="8"/>: {wd-prod-cp-us.trafficmanager.net, </text:span></text:p>
      <text:p text:style-name="P9"><text:span text:style-name="T1"><text:s text:c="21"/>wd-prod-cp-us-east-2-fe.eastus.cloudapp.azure.com}</text:span></text:p>
      <text:p text:style-name="P9"><text:span text:style-name="T1">IpAddresses <text:s text:c="7"/>: {13.82.144.201}</text:span></text:p>
      <text:p text:style-name="P9"><text:span text:style-name="T1">Description <text:s text:c="7"/>: Geo-affinity URL for wdcp.microsoft.com and wdcpalt.microsoft.com as of </text:span></text:p>
      <text:p text:style-name="P9"><text:span text:style-name="T1"><text:s text:c="21"/>06/26/2018 with WDAV 4.18.1806.18062+</text:span></text:p>
      <text:p text:style-name="P9"><text:span text:style-name="T1">Resolved <text:s text:c="10"/>: True</text:span></text:p>
      <text:p text:style-name="P9"><text:span text:style-name="T1">ActualStatusCode <text:s text:c="2"/>: 503</text:span></text:p>
      <text:p text:style-name="P9"><text:span text:style-name="T1">ExpectedStatusCode : 503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s://adldefinitionupdates-wu.azurewebsites.net/</text:span></text:p>
      <text:p text:style-name="P9"><text:span text:style-name="T1">UnblockUrl <text:s text:c="8"/>: https://adldefinitionupdates-wu.azurewebsites.net/</text:span></text:p>
      <text:p text:style-name="P9"><text:span text:style-name="T1">DnsAliases <text:s text:c="8"/>: {waws-prod-bay-089.vip.azurewebsites.windows.net, </text:span></text:p>
      <text:p text:style-name="P9"><text:span text:style-name="T1"><text:s text:c="21"/>waws-prod-bay-089.cloudapp.net}</text:span></text:p>
      <text:p text:style-name="P9"><text:span text:style-name="T1">IpAddresses <text:s text:c="7"/>: {40.83.150.233}</text:span></text:p>
      <text:p text:style-name="P9"><text:span text:style-name="T1">Description <text:s text:c="7"/>: Alternative to https://adl.windows.com which allows the compatibility update </text:span></text:p>
      <text:p text:style-name="P9"><text:span text:style-name="T1"><text:s text:c="21"/>to receive the latest compatibility data from Microsoft</text:span></text:p>
      <text:p text:style-name="P9"><text:span text:style-name="T1">Resolved <text:s text:c="10"/>: True</text:span></text:p>
      <text:p text:style-name="P9"><text:span text:style-name="T1">ActualStatusCode <text:s text:c="2"/>: 403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9"><text:span text:style-name="T1">Blocked <text:s text:c="11"/>: False</text:span></text:p>
      <text:p text:style-name="P9"><text:span text:style-name="T1">TestUrl <text:s text:c="11"/>: http://ctldl.windowsupdate.com/</text:span></text:p>
      <text:p text:style-name="P9"><text:span text:style-name="T1">UnblockUrl <text:s text:c="8"/>: http://ctldl.windowsupdate.com</text:span></text:p>
      <text:p text:style-name="P9"><text:span text:style-name="T1">DnsAliases <text:s text:c="8"/>: {au-bg-shim.trafficmanager.net, audownload.windowsupdate.nsatc.net, </text:span></text:p>
      <text:p text:style-name="P9"><text:span text:style-name="T1"><text:s text:c="21"/>au.download.windowsupdate.com.edgesuite.net, a767.dscg3.akamai.net}</text:span></text:p>
      <text:p text:style-name="P9"><text:span text:style-name="T1">IpAddresses <text:s text:c="7"/>: {104.97.85.54, 104.97.85.29}</text:span></text:p>
      <text:p text:style-name="P9"><text:span text:style-name="T1">Description <text:s text:c="7"/>: Microsoft Certificate Trust List download URL</text:span></text:p>
      <text:p text:style-name="P9"><text:span text:style-name="T1">Resolved <text:s text:c="10"/>: True</text:span></text:p>
      <text:p text:style-name="P9"><text:span text:style-name="T1">ActualStatusCode <text:s text:c="2"/>: 200</text:span></text:p>
      <text:p text:style-name="P9"><text:span text:style-name="T1">ExpectedStatusCode : 200</text:span></text:p>
      <text:p text:style-name="P9"><text:span text:style-name="T1">UnexpectedStatus <text:s text:c="2"/>: False</text:span></text:p>
      <text:p text:style-name="P1"/>
      <text:p text:style-name="P1"/>
      <text:p text:style-name="P1"/>
      <text:p text:style-name="P1"/>
      <text:p text:style-name="P9"><text:span text:style-name="T1">PS C:\Users\ncterry\Desktop\HTTP-Connectivity-Tester\Examples\Microsoft\WindowsDefenderAntivirus&gt; <text:s/></text:span></text:p>
      <text:p text:style-name="Standard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13:32:30.941000000</meta:creation-date>
    <dc:date>2021-02-03T13:41:00.847000000</dc:date>
    <meta:editing-duration>PT1M54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9" meta:paragraph-count="602" meta:word-count="2129" meta:character-count="23807" meta:non-whitespace-character-count="20449"/>
  </office:meta>
</office:document-meta>
</file>